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<text:s/>Время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 table:style-name="ce2" office:value-type="string" calcext:value-type="string">
            <text:p>30 сек</text:p>
          </table:table-cell>
          <table:table-cell office:value-type="float" office:value="60170" calcext:value-type="float">
            <text:p>60170</text:p>
          </table:table-cell>
          <table:table-cell office:value-type="float" office:value="57697" calcext:value-type="float">
            <text:p>57697</text:p>
          </table:table-cell>
          <table:table-cell office:value-type="float" office:value="63835" calcext:value-type="float">
            <text:p>63835</text:p>
          </table:table-cell>
          <table:table-cell office:value-type="float" office:value="45728" calcext:value-type="float">
            <text:p>45728</text:p>
          </table:table-cell>
          <table:table-cell office:value-type="float" office:value="45290" calcext:value-type="float">
            <text:p>45290</text:p>
          </table:table-cell>
        </table:table-row>
        <table:table-row table:style-name="ro1">
          <table:table-cell office:value-type="string" calcext:value-type="string">
            <text:p>1 мин</text:p>
          </table:table-cell>
          <table:table-cell office:value-type="float" office:value="128456" calcext:value-type="float">
            <text:p>128456</text:p>
          </table:table-cell>
          <table:table-cell office:value-type="float" office:value="105375" calcext:value-type="float">
            <text:p>105375</text:p>
          </table:table-cell>
          <table:table-cell office:value-type="float" office:value="100393" calcext:value-type="float">
            <text:p>100393</text:p>
          </table:table-cell>
          <table:table-cell office:value-type="float" office:value="79995" calcext:value-type="float">
            <text:p>79995</text:p>
          </table:table-cell>
          <table:table-cell office:value-type="float" office:value="94753" calcext:value-type="float">
            <text:p>94753</text:p>
          </table:table-cell>
        </table:table-row>
        <table:table-row table:style-name="ro1">
          <table:table-cell office:value-type="string" calcext:value-type="string">
            <text:p>1.5 мин</text:p>
          </table:table-cell>
          <table:table-cell office:value-type="string" calcext:value-type="string">
            <text:p>967472(?)</text:p>
          </table:table-cell>
          <table:table-cell office:value-type="string" calcext:value-type="string">
            <text:p>695281(?)</text:p>
          </table:table-cell>
          <table:table-cell office:value-type="string" calcext:value-type="string">
            <text:p>642778(?)</text:p>
          </table:table-cell>
          <table:table-cell office:value-type="string" calcext:value-type="string">
            <text:p>635168(?)</text:p>
          </table:table-cell>
          <table:table-cell office:value-type="float" office:value="657129" calcext:value-type="float">
            <text:p>657129</text:p>
          </table:table-cell>
        </table:table-row>
        <table:table-row table:style-name="ro2">
          <table:table-cell office:value-type="string" calcext:value-type="string">
            <text:p>2 мин</text:p>
          </table:table-cell>
          <table:table-cell office:value-type="float" office:value="231234" calcext:value-type="float">
            <text:p>231234</text:p>
          </table:table-cell>
          <table:table-cell office:value-type="float" office:value="208454" calcext:value-type="float">
            <text:p>208454</text:p>
          </table:table-cell>
          <table:table-cell office:value-type="float" office:value="201575" calcext:value-type="float">
            <text:p>201575</text:p>
          </table:table-cell>
          <table:table-cell office:value-type="float" office:value="180818" calcext:value-type="float">
            <text:p>180818</text:p>
          </table:table-cell>
          <table:table-cell office:value-type="float" office:value="166172" calcext:value-type="float">
            <text:p>166172</text:p>
          </table:table-cell>
        </table:table-row>
        <table:table-row table:style-name="ro2">
          <table:table-cell office:value-type="string" calcext:value-type="string">
            <text:p>2.5 мин</text:p>
          </table:table-cell>
          <table:table-cell office:value-type="float" office:value="233395" calcext:value-type="float">
            <text:p>233395</text:p>
          </table:table-cell>
          <table:table-cell office:value-type="float" office:value="243666" calcext:value-type="float">
            <text:p>243666</text:p>
          </table:table-cell>
          <table:table-cell office:value-type="float" office:value="206745" calcext:value-type="float">
            <text:p>206745</text:p>
          </table:table-cell>
          <table:table-cell office:value-type="float" office:value="204374" calcext:value-type="float">
            <text:p>204374</text:p>
          </table:table-cell>
          <table:table-cell office:value-type="float" office:value="204542" calcext:value-type="float">
            <text:p>204542</text:p>
          </table:table-cell>
        </table:table-row>
        <table:table-row table:style-name="ro1">
          <table:table-cell office:value-type="string" calcext:value-type="string">
            <text:p><text:s/>3 мин</text:p>
          </table:table-cell>
          <table:table-cell office:value-type="float" office:value="252956" calcext:value-type="float">
            <text:p>252956</text:p>
          </table:table-cell>
          <table:table-cell office:value-type="float" office:value="252349" calcext:value-type="float">
            <text:p>252349</text:p>
          </table:table-cell>
          <table:table-cell office:value-type="float" office:value="250113" calcext:value-type="float">
            <text:p>250113</text:p>
          </table:table-cell>
          <table:table-cell office:value-type="float" office:value="225125" calcext:value-type="float">
            <text:p>225125</text:p>
          </table:table-cell>
          <table:table-cell office:value-type="float" office:value="245500" calcext:value-type="float">
            <text:p>245500</text:p>
          </table:table-cell>
        </table:table-row>
        <table:table-row table:style-name="ro1">
          <table:table-cell office:value-type="string" calcext:value-type="string">
            <text:p>4 мин</text:p>
          </table:table-cell>
          <table:table-cell office:value-type="float" office:value="312413" calcext:value-type="float">
            <text:p>312413</text:p>
          </table:table-cell>
          <table:table-cell office:value-type="float" office:value="335198" calcext:value-type="float">
            <text:p>335198</text:p>
          </table:table-cell>
          <table:table-cell office:value-type="float" office:value="312862" calcext:value-type="float">
            <text:p>312862</text:p>
          </table:table-cell>
          <table:table-cell office:value-type="float" office:value="307889" calcext:value-type="float">
            <text:p>307889</text:p>
          </table:table-cell>
          <table:table-cell office:value-type="float" office:value="315926" calcext:value-type="float">
            <text:p>315926</text:p>
          </table:table-cell>
        </table:table-row>
        <table:table-row table:style-name="ro1">
          <table:table-cell office:value-type="string" calcext:value-type="string">
            <text:p>5 мин</text:p>
          </table:table-cell>
          <table:table-cell office:value-type="float" office:value="334234" calcext:value-type="float">
            <text:p>334234</text:p>
          </table:table-cell>
          <table:table-cell office:value-type="float" office:value="357229" calcext:value-type="float">
            <text:p>357229</text:p>
          </table:table-cell>
          <table:table-cell office:value-type="float" office:value="334330" calcext:value-type="float">
            <text:p>334330</text:p>
          </table:table-cell>
          <table:table-cell office:value-type="float" office:value="325788" calcext:value-type="float">
            <text:p>325788</text:p>
          </table:table-cell>
          <table:table-cell office:value-type="float" office:value="325166" calcext:value-type="float">
            <text:p>325166</text:p>
          </table:table-cell>
        </table:table-row>
        <table:table-row table:style-name="ro1">
          <table:table-cell office:value-type="string" calcext:value-type="string">
            <text:p>6 мин</text:p>
          </table:table-cell>
          <table:table-cell office:value-type="float" office:value="442950" calcext:value-type="float">
            <text:p>442950</text:p>
          </table:table-cell>
          <table:table-cell office:value-type="float" office:value="449574" calcext:value-type="float">
            <text:p>449574</text:p>
          </table:table-cell>
          <table:table-cell office:value-type="float" office:value="427290" calcext:value-type="float">
            <text:p>427290</text:p>
          </table:table-cell>
          <table:table-cell office:value-type="float" office:value="379788" calcext:value-type="float">
            <text:p>379788</text:p>
          </table:table-cell>
          <table:table-cell office:value-type="float" office:value="418422" calcext:value-type="float">
            <text:p>418422</text:p>
          </table:table-cell>
        </table:table-row>
        <table:table-row table:style-name="ro1">
          <table:table-cell office:value-type="string" calcext:value-type="string">
            <text:p>7.5 мин</text:p>
          </table:table-cell>
          <table:table-cell office:value-type="float" office:value="463030" calcext:value-type="float">
            <text:p>463030</text:p>
          </table:table-cell>
          <table:table-cell office:value-type="float" office:value="494196" calcext:value-type="float">
            <text:p>494196</text:p>
          </table:table-cell>
          <table:table-cell office:value-type="float" office:value="460652" calcext:value-type="float">
            <text:p>460652</text:p>
          </table:table-cell>
          <table:table-cell office:value-type="float" office:value="487427" calcext:value-type="float">
            <text:p>487427</text:p>
          </table:table-cell>
          <table:table-cell office:value-type="float" office:value="463732" calcext:value-type="float">
            <text:p>463732</text:p>
          </table:table-cell>
        </table:table-row>
        <table:table-row table:style-name="ro1">
          <table:table-cell office:value-type="string" calcext:value-type="string">
            <text:p>9 мин</text:p>
          </table:table-cell>
          <table:table-cell office:value-type="float" office:value="534645" calcext:value-type="float">
            <text:p>534645</text:p>
          </table:table-cell>
          <table:table-cell office:value-type="float" office:value="546166" calcext:value-type="float">
            <text:p>546166</text:p>
          </table:table-cell>
          <table:table-cell office:value-type="float" office:value="511133" calcext:value-type="float">
            <text:p>511133</text:p>
          </table:table-cell>
          <table:table-cell office:value-type="float" office:value="513159" calcext:value-type="float">
            <text:p>513159</text:p>
          </table:table-cell>
          <table:table-cell office:value-type="float" office:value="410459" calcext:value-type="float">
            <text:p>410459</text:p>
          </table:table-cell>
        </table:table-row>
        <table:table-row table:style-name="ro1">
          <table:table-cell office:value-type="string" calcext:value-type="string">
            <text:p>10 мин</text:p>
          </table:table-cell>
          <table:table-cell office:value-type="float" office:value="597146" calcext:value-type="float">
            <text:p>597146</text:p>
          </table:table-cell>
          <table:table-cell office:value-type="float" office:value="577115" calcext:value-type="float">
            <text:p>577115</text:p>
          </table:table-cell>
          <table:table-cell office:value-type="float" office:value="569638" calcext:value-type="float">
            <text:p>569638</text:p>
          </table:table-cell>
          <table:table-cell office:value-type="float" office:value="555258" calcext:value-type="float">
            <text:p>555258</text:p>
          </table:table-cell>
          <table:table-cell office:value-type="float" office:value="499870" calcext:value-type="float">
            <text:p>499870</text:p>
          </table:table-cell>
        </table:table-row>
        <table:table-row table:style-name="ro1">
          <table:table-cell office:value-type="string" calcext:value-type="string">
            <text:p>12.5 мин</text:p>
          </table:table-cell>
          <table:table-cell office:value-type="float" office:value="674676" calcext:value-type="float">
            <text:p>674676</text:p>
          </table:table-cell>
          <table:table-cell office:value-type="float" office:value="645427" calcext:value-type="float">
            <text:p>645427</text:p>
          </table:table-cell>
          <table:table-cell office:value-type="float" office:value="612932" calcext:value-type="float">
            <text:p>612932</text:p>
          </table:table-cell>
          <table:table-cell office:value-type="float" office:value="601540" calcext:value-type="float">
            <text:p>601540</text:p>
          </table:table-cell>
          <table:table-cell office:value-type="float" office:value="522264" calcext:value-type="float">
            <text:p>522264</text:p>
          </table:table-cell>
        </table:table-row>
        <table:table-row table:style-name="ro1">
          <table:table-cell office:value-type="string" calcext:value-type="string">
            <text:p>17.5 мин</text:p>
          </table:table-cell>
          <table:table-cell office:value-type="float" office:value="750990" calcext:value-type="float">
            <text:p>750990</text:p>
          </table:table-cell>
          <table:table-cell office:value-type="float" office:value="757981" calcext:value-type="float">
            <text:p>757981</text:p>
          </table:table-cell>
          <table:table-cell office:value-type="float" office:value="723632" calcext:value-type="float">
            <text:p>723632</text:p>
          </table:table-cell>
          <table:table-cell office:value-type="float" office:value="659804" calcext:value-type="float">
            <text:p>659804</text:p>
          </table:table-cell>
          <table:table-cell office:value-type="float" office:value="599642" calcext:value-type="float">
            <text:p>599642</text:p>
          </table:table-cell>
        </table:table-row>
        <table:table-row table:style-name="ro1">
          <table:table-cell office:value-type="string" calcext:value-type="string">
            <text:p>BST-CU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.00.0000</text:date>, <text:time style:data-style-name="N2" text:time-value="22:28:13.40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9:55:08.332000000</meta:creation-date>
    <dc:date>2019-08-18T22:29:22.575000000</dc:date>
    <meta:editing-duration>PT10M47S</meta:editing-duration>
    <meta:editing-cycles>3</meta:editing-cycles>
    <meta:generator>LibreOffice/6.3.0.4$Windows_X86_64 LibreOffice_project/057fc023c990d676a43019934386b85b21a9ee99</meta:generator>
    <meta:document-statistic meta:table-count="1" meta:cell-count="91" meta:object-count="0"/>
  </office:meta>
</office:document-meta>
</file>